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7000003A8C927A0B5E5EE34BA.png" manifest:media-type="image/png"/>
  <manifest:file-entry manifest:full-path="Pictures/100000010000037F000001CB0F6D127E873A5323.png" manifest:media-type="image/png"/>
  <manifest:file-entry manifest:full-path="Pictures/100000010000040300000147F3DC161A638480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2f9" officeooo:paragraph-rsid="0007e2f9"/>
    </style:style>
    <style:style style:name="P2" style:family="paragraph" style:parent-style-name="Standard">
      <style:text-properties officeooo:rsid="000af1c0" officeooo:paragraph-rsid="000af1c0"/>
    </style:style>
    <style:style style:name="P3" style:family="paragraph" style:parent-style-name="Standard">
      <style:text-properties officeooo:rsid="000f4d8c" officeooo:paragraph-rsid="000f4d8c"/>
    </style:style>
    <style:style style:name="P4" style:family="paragraph" style:parent-style-name="Standard">
      <style:text-properties officeooo:rsid="0013e90d" officeooo:paragraph-rsid="0013e90d"/>
    </style:style>
    <style:style style:name="T1" style:family="text">
      <style:text-properties officeooo:rsid="001596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ypes</text:p>
      <text:p text:style-name="P1"/>
      <text:p text:style-name="P1"><text:s text:c="23"/></text:p>
      <text:p text:style-name="P1"/>
      <text:p text:style-name="P2"><draw:frame draw:style-name="fr1" draw:name="Image1" text:anchor-type="char" svg:x="0.8646in" svg:y="0.1in" svg:width="5.0965in" svg:height="3.5728in" draw:z-index="0"><draw:image xlink:href="Pictures/1000000100000537000003A8C927A0B5E5EE34BA.png" xlink:type="simple" xlink:show="embed" xlink:actuate="onLoad" draw:mime-type="image/png"/></draw:frame><text:s text:c="2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302in" svg:y="0.1665in" svg:width="2.8965in" svg:height="1.4854in" draw:z-index="1"><draw:image xlink:href="Pictures/100000010000037F000001CB0F6D127E873A5323.png" xlink:type="simple" xlink:show="embed" xlink:actuate="onLoad" draw:mime-type="image/png"/></draw:frame></text:p>
      <text:p text:style-name="P2"><draw:frame draw:style-name="fr1" draw:name="Image3" text:anchor-type="char" svg:x="3.0402in" svg:y="0.0752in" svg:width="4.2799in" svg:height="1.3626in" draw:z-index="2"><draw:image xlink:href="Pictures/100000010000040300000147F3DC161A638480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in + r</text:p>
      <text:p text:style-name="P3">services.msc</text:p>
      <text:p text:style-name="P3">MYSQL80</text:p>
      <text:p text:style-name="P2"/>
      <text:p text:style-name="P2"/>
      <text:p text:style-name="P4"><text:span text:style-name="T1">7</text:span>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20:19:04.038000000</meta:creation-date>
    <dc:date>2023-08-19T16:26:08.437000000</dc:date>
    <meta:editing-duration>PT22H47M22S</meta:editing-duration>
    <meta:editing-cycles>13</meta:editing-cycles>
    <meta:generator>LibreOffice/7.5.5.2$Windows_X86_64 LibreOffice_project/ca8fe7424262805f223b9a2334bc7181abbcbf5e</meta:generator>
    <meta:document-statistic meta:table-count="0" meta:image-count="3" meta:object-count="0" meta:page-count="1" meta:paragraph-count="7" meta:word-count="8" meta:character-count="83" meta:non-whitespace-character-count="34"/>
  </office:meta>
</office:document-meta>
</file>